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0.252cm" fo:min-width="7.34cm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72cm"/>
    </style:style>
    <style:style style:name="gr12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4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6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5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3333"/>
    </style:style>
    <style:style style:name="P5" style:family="paragraph">
      <loext:graphic-properties draw:fill="none" draw:fill-color="#ffffff"/>
      <style:text-properties fo:font-weight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3333"/>
    </style:style>
    <style:style style:name="P8" style:family="paragraph"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loext:graphic-properties draw:fill-color="#ffffff"/>
    </style:style>
    <style:style style:name="T1" style:family="text">
      <style:text-properties fo:color="#ff3333"/>
    </style:style>
    <style:style style:name="T2" style:family="text">
      <style:text-properties fo:font-weight="bold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7.874cm" svg:height="10.536cm" svg:x="1.702cm" svg:y="0.6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.702cm" svg:y1="7.875cm" svg:x2="9.576cm" svg:y2="7.875cm">
            <text:p/>
          </draw:line>
          <draw:line draw:style-name="gr2" draw:text-style-name="P2" draw:layer="layout" svg:x1="1.702cm" svg:y1="4.2cm" svg:x2="9.576cm" svg:y2="4.2cm">
            <text:p/>
          </draw:line>
          <draw:frame draw:style-name="gr3" draw:text-style-name="P3" draw:layer="layout" svg:width="4.659cm" svg:height="0.962cm" svg:x="3.81cm" svg:y="11.43cm">
            <draw:text-box>
              <text:p>x86 32-bit pvm</text:p>
            </draw:text-box>
          </draw:frame>
          <draw:frame draw:style-name="gr4" draw:text-style-name="P4" draw:layer="layout" svg:width="2.085cm" svg:height="0.962cm" svg:x="9.56cm" svg:y="2.032cm">
            <draw:text-box>
              <text:p><text:span text:style-name="T1">ring 3</text:span></text:p>
            </draw:text-box>
          </draw:frame>
          <draw:frame draw:style-name="gr4" draw:text-style-name="P4" draw:layer="layout" svg:width="2.085cm" svg:height="0.962cm" svg:x="9.561cm" svg:y="5.332cm">
            <draw:text-box>
              <text:p><text:span text:style-name="T1">ring 1</text:span></text:p>
            </draw:text-box>
          </draw:frame>
          <draw:frame draw:style-name="gr4" draw:text-style-name="P4" draw:layer="layout" svg:width="2.085cm" svg:height="0.962cm" svg:x="9.561cm" svg:y="8.832cm">
            <draw:text-box>
              <text:p><text:span text:style-name="T1">ring 0</text:span></text:p>
            </draw:text-box>
          </draw:frame>
          <draw:frame draw:style-name="gr5" draw:text-style-name="P5" draw:layer="layout" svg:width="1.84cm" svg:height="0.962cm" svg:x="1.702cm" svg:y="0.64cm">
            <draw:text-box>
              <text:p><text:span text:style-name="T2">user</text:span></text:p>
            </draw:text-box>
          </draw:frame>
          <draw:frame draw:style-name="gr6" draw:text-style-name="P5" draw:layer="layout" svg:width="2.369cm" svg:height="0.962cm" svg:x="1.702cm" svg:y="4.14cm">
            <draw:text-box>
              <text:p><text:span text:style-name="T2">kernel</text:span></text:p>
            </draw:text-box>
          </draw:frame>
          <draw:frame draw:style-name="gr7" draw:text-style-name="P5" draw:layer="layout" svg:width="1.594cm" svg:height="0.962cm" svg:x="1.703cm" svg:y="7.84cm">
            <draw:text-box>
              <text:p><text:span text:style-name="T2">xen</text:span></text:p>
            </draw:text-box>
          </draw:frame>
        </draw:g>
        <draw:g>
          <draw:custom-shape draw:style-name="gr1" draw:text-style-name="P1" draw:layer="layout" svg:width="7.874cm" svg:height="10.536cm" svg:x="13.193cm" svg:y="0.63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3.193cm" svg:y1="7.866cm" svg:x2="21.067cm" svg:y2="7.866cm">
            <text:p/>
          </draw:line>
          <draw:line draw:style-name="gr2" draw:text-style-name="P2" draw:layer="layout" svg:x1="13.193cm" svg:y1="4.191cm" svg:x2="21.067cm" svg:y2="4.191cm">
            <text:p/>
          </draw:line>
          <draw:frame draw:style-name="gr3" draw:text-style-name="P3" draw:layer="layout" svg:width="4.659cm" svg:height="0.962cm" svg:x="15.301cm" svg:y="11.421cm">
            <draw:text-box>
              <text:p>x86 64-bit pvm</text:p>
            </draw:text-box>
          </draw:frame>
          <draw:frame draw:style-name="gr4" draw:text-style-name="P4" draw:layer="layout" svg:width="2.085cm" svg:height="0.962cm" svg:x="21.051cm" svg:y="2.023cm">
            <draw:text-box>
              <text:p><text:span text:style-name="T1">ring 3</text:span></text:p>
            </draw:text-box>
          </draw:frame>
          <draw:frame draw:style-name="gr4" draw:text-style-name="P4" draw:layer="layout" svg:width="2.085cm" svg:height="0.962cm" svg:x="21.052cm" svg:y="5.323cm">
            <draw:text-box>
              <text:p><text:span text:style-name="T1">ring 3</text:span></text:p>
            </draw:text-box>
          </draw:frame>
          <draw:frame draw:style-name="gr4" draw:text-style-name="P4" draw:layer="layout" svg:width="2.085cm" svg:height="0.962cm" svg:x="21.052cm" svg:y="8.823cm">
            <draw:text-box>
              <text:p><text:span text:style-name="T1">ring 0</text:span></text:p>
            </draw:text-box>
          </draw:frame>
          <draw:frame draw:style-name="gr5" draw:text-style-name="P5" draw:layer="layout" svg:width="1.84cm" svg:height="0.962cm" svg:x="13.193cm" svg:y="0.631cm">
            <draw:text-box>
              <text:p><text:span text:style-name="T2">user</text:span></text:p>
            </draw:text-box>
          </draw:frame>
          <draw:frame draw:style-name="gr6" draw:text-style-name="P5" draw:layer="layout" svg:width="2.369cm" svg:height="0.962cm" svg:x="13.193cm" svg:y="4.131cm">
            <draw:text-box>
              <text:p><text:span text:style-name="T2">kernel</text:span></text:p>
            </draw:text-box>
          </draw:frame>
          <draw:frame draw:style-name="gr7" draw:text-style-name="P5" draw:layer="layout" svg:width="1.594cm" svg:height="0.962cm" svg:x="13.194cm" svg:y="7.831cm">
            <draw:text-box>
              <text:p><text:span text:style-name="T2">xen</text:span></text:p>
            </draw:text-box>
          </draw:frame>
        </draw:g>
        <draw:g>
          <draw:custom-shape draw:style-name="gr1" draw:text-style-name="P1" draw:layer="layout" svg:width="7.874cm" svg:height="10.536cm" svg:x="23.993cm" svg:y="0.63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3.993cm" svg:y1="7.866cm" svg:x2="31.867cm" svg:y2="7.866cm">
            <text:p/>
          </draw:line>
          <draw:line draw:style-name="gr2" draw:text-style-name="P2" draw:layer="layout" svg:x1="23.993cm" svg:y1="4.191cm" svg:x2="31.867cm" svg:y2="4.191cm">
            <text:p/>
          </draw:line>
          <draw:frame draw:style-name="gr8" draw:text-style-name="P3" draw:layer="layout" svg:width="6.145cm" svg:height="0.962cm" svg:x="25.201cm" svg:y="11.421cm">
            <draw:text-box>
              <text:p>x86 vt-x hvm/pvhvm</text:p>
            </draw:text-box>
          </draw:frame>
          <draw:frame draw:style-name="gr9" draw:text-style-name="P7" draw:layer="layout" svg:width="2.86cm" svg:height="1.673cm" svg:x="31.851cm" svg:y="1.523cm">
            <draw:text-box>
              <text:p text:style-name="P6"><text:span text:style-name="T1">non-root</text:span></text:p>
              <text:p text:style-name="P6"><text:span text:style-name="T1">ring 3</text:span></text:p>
            </draw:text-box>
          </draw:frame>
          <draw:frame draw:style-name="gr9" draw:text-style-name="P7" draw:layer="layout" svg:width="2.86cm" svg:height="1.673cm" svg:x="31.852cm" svg:y="5.023cm">
            <draw:text-box>
              <text:p text:style-name="P6"><text:span text:style-name="T1">non-root</text:span></text:p>
              <text:p text:style-name="P6"><text:span text:style-name="T1">ring 0</text:span></text:p>
            </draw:text-box>
          </draw:frame>
          <draw:frame draw:style-name="gr10" draw:text-style-name="P7" draw:layer="layout" svg:width="2.085cm" svg:height="1.673cm" svg:x="31.852cm" svg:y="8.723cm">
            <draw:text-box>
              <text:p text:style-name="P6"><text:span text:style-name="T1">root</text:span></text:p>
              <text:p text:style-name="P6"><text:span text:style-name="T1">ring 0</text:span></text:p>
            </draw:text-box>
          </draw:frame>
          <draw:frame draw:style-name="gr5" draw:text-style-name="P5" draw:layer="layout" svg:width="1.84cm" svg:height="0.962cm" svg:x="23.993cm" svg:y="0.631cm">
            <draw:text-box>
              <text:p><text:span text:style-name="T2">user</text:span></text:p>
            </draw:text-box>
          </draw:frame>
          <draw:frame draw:style-name="gr6" draw:text-style-name="P5" draw:layer="layout" svg:width="2.369cm" svg:height="0.962cm" svg:x="23.993cm" svg:y="4.131cm">
            <draw:text-box>
              <text:p><text:span text:style-name="T2">kernel</text:span></text:p>
            </draw:text-box>
          </draw:frame>
          <draw:frame draw:style-name="gr7" draw:text-style-name="P5" draw:layer="layout" svg:width="1.594cm" svg:height="0.962cm" svg:x="23.994cm" svg:y="7.831cm">
            <draw:text-box>
              <text:p><text:span text:style-name="T2">xen</text:span></text:p>
            </draw:text-box>
          </draw:frame>
        </draw:g>
        <draw:frame draw:style-name="gr11" draw:text-style-name="P9" draw:layer="layout" svg:width="3.271cm" svg:height="0.763cm" svg:x="3.81cm" svg:y="1.324cm">
          <draw:text-box>
            <text:p text:style-name="P8"><text:span text:style-name="T3">2. system call</text:span></text:p>
          </draw:text-box>
        </draw:frame>
        <draw:line draw:style-name="gr12" draw:text-style-name="P2" draw:layer="layout" svg:x1="4.826cm" svg:y1="2.286cm" svg:x2="4.826cm" svg:y2="5.842cm">
          <text:p/>
        </draw:line>
        <draw:frame draw:style-name="gr13" draw:text-style-name="P9" draw:layer="layout" svg:width="6.573cm" svg:height="1.787cm" svg:x="2.741cm" svg:y="8.802cm">
          <draw:text-box>
            <text:p text:style-name="P8"><text:span text:style-name="T3">1. set a per-domain system </text:span></text:p>
            <text:p text:style-name="P8"><text:span text:style-name="T3">call handler when the domain </text:span></text:p>
            <text:p text:style-name="P8"><text:span text:style-name="T3">gets scheduled</text:span></text:p>
          </draw:text-box>
        </draw:frame>
        <draw:frame draw:style-name="gr14" draw:text-style-name="P9" draw:layer="layout" svg:width="5.074cm" svg:height="1.275cm" svg:x="3.81cm" svg:y="6.025cm">
          <draw:text-box>
            <text:p text:style-name="P8"><text:span text:style-name="T3">3. Trap to and handled</text:span></text:p>
            <text:p text:style-name="P8"><text:span text:style-name="T3">in guest kernel</text:span></text:p>
          </draw:text-box>
        </draw:frame>
        <draw:frame draw:style-name="gr11" draw:text-style-name="P9" draw:layer="layout" svg:width="3.271cm" svg:height="0.763cm" svg:x="15.61cm" svg:y="1.325cm">
          <draw:text-box>
            <text:p text:style-name="P8"><text:span text:style-name="T3">1. system call</text:span></text:p>
          </draw:text-box>
        </draw:frame>
        <draw:line draw:style-name="gr12" draw:text-style-name="P2" draw:layer="layout" svg:x1="16.026cm" svg:y1="2.286cm" svg:x2="16.002cm" svg:y2="9.398cm">
          <text:p/>
        </draw:line>
        <draw:frame draw:style-name="gr15" draw:text-style-name="P9" draw:layer="layout" svg:width="5.353cm" svg:height="1.275cm" svg:x="14.732cm" svg:y="9.398cm">
          <draw:text-box>
            <text:p text:style-name="P8"><text:span text:style-name="T3">2. Route to guest kernel</text:span></text:p>
            <text:p text:style-name="P8"><text:span text:style-name="T3">system call handler</text:span></text:p>
          </draw:text-box>
        </draw:frame>
        <draw:line draw:style-name="gr12" draw:text-style-name="P2" draw:layer="layout" svg:x1="18.288cm" svg:y1="9.398cm" svg:x2="18.288cm" svg:y2="6.35cm">
          <text:p/>
        </draw:line>
        <draw:frame draw:style-name="gr16" draw:text-style-name="P9" draw:layer="layout" svg:width="3.556cm" svg:height="1.275cm" svg:x="17.018cm" svg:y="5.08cm">
          <draw:text-box>
            <text:p text:style-name="P8"><text:span text:style-name="T3">3. Handled in guest kernel </text:span></text:p>
          </draw:text-box>
        </draw:frame>
        <draw:frame draw:style-name="gr11" draw:text-style-name="P9" draw:layer="layout" svg:width="3.271cm" svg:height="0.763cm" svg:x="26.67cm" svg:y="1.27cm">
          <draw:text-box>
            <text:p text:style-name="P8"><text:span text:style-name="T3">1. system call</text:span></text:p>
          </draw:text-box>
        </draw:frame>
        <draw:line draw:style-name="gr12" draw:text-style-name="P2" draw:layer="layout" svg:x1="27.686cm" svg:y1="1.995cm" svg:x2="27.686cm" svg:y2="5.842cm">
          <text:p/>
        </draw:line>
        <draw:frame draw:style-name="gr14" draw:text-style-name="P9" draw:layer="layout" svg:width="5.074cm" svg:height="1.275cm" svg:x="26.67cm" svg:y="5.971cm">
          <draw:text-box>
            <text:p text:style-name="P8"><text:span text:style-name="T3">2. Trap to and handled</text:span></text:p>
            <text:p text:style-name="P8"><text:span text:style-name="T3">In guest kernel directly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6-12-01T09:17:31.207694788</dc:date>
    <meta:editing-duration>PT2H57M59S</meta:editing-duration>
    <meta:editing-cycles>125</meta:editing-cycles>
    <meta:generator>LibreOffice/5.1.4.2$Linux_X86_64 LibreOffice_project/10m0$Build-2</meta:generator>
    <meta:document-statistic meta:object-count="68"/>
  </office:meta>
</office:document-meta>
</file>